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uk" fo:country="UA" officeooo:rsid="0009b341" officeooo:paragraph-rsid="000af340" style:font-size-asian="10.5pt"/>
    </style:style>
    <style:style style:name="P2" style:family="paragraph" style:parent-style-name="Preformatted_20_Text">
      <style:text-properties fo:color="#a9b7c6" style:font-name="DejaVu Sans Mono" fo:font-size="13.5pt" fo:language="uk" fo:country="UA" officeooo:rsid="0009b341" officeooo:paragraph-rsid="0009b341" style:font-size-asian="10.5pt"/>
    </style:style>
    <style:style style:name="P3" style:family="paragraph" style:parent-style-name="Preformatted_20_Text">
      <style:text-properties fo:color="#a9b7c6" style:font-name="DejaVu Sans Mono" fo:font-size="13.5pt" fo:language="uk" fo:country="UA" officeooo:rsid="0009b341" officeooo:paragraph-rsid="0009fb6f" style:font-size-asian="10.5pt"/>
    </style:style>
    <style:style style:name="P4" style:family="paragraph" style:parent-style-name="Preformatted_20_Text">
      <style:text-properties fo:color="#a9b7c6" style:font-name="DejaVu Sans Mono" fo:font-size="13.5pt" fo:language="uk" fo:country="UA" officeooo:rsid="0009b341" officeooo:paragraph-rsid="000af340" style:font-size-asian="10.5pt"/>
    </style:style>
    <style:style style:name="P5" style:family="paragraph" style:parent-style-name="Preformatted_20_Text">
      <style:text-properties fo:color="#a9b7c6" style:font-name="DejaVu Sans Mono" fo:font-size="13.5pt" fo:language="uk" fo:country="UA" officeooo:rsid="000af340" officeooo:paragraph-rsid="000af340" style:font-size-asian="12pt" style:font-size-complex="12pt"/>
    </style:style>
    <style:style style:name="P6" style:family="paragraph" style:parent-style-name="Preformatted_20_Text">
      <style:text-properties fo:color="#000000" style:font-name="Liberation Serif" fo:font-size="12pt" fo:language="uk" fo:country="UA" officeooo:rsid="000af340" officeooo:paragraph-rsid="000af340" style:font-size-asian="10.5pt" style:font-size-complex="12pt"/>
    </style:style>
    <style:style style:name="P7" style:family="paragraph" style:parent-style-name="Preformatted_20_Text">
      <style:text-properties style:font-name="Liberation Serif" fo:font-size="12pt" fo:language="uk" fo:country="UA" officeooo:rsid="000af340" officeooo:paragraph-rsid="000af340" style:font-size-asian="12pt" style:font-size-complex="12pt"/>
    </style:style>
    <style:style style:name="P8" style:family="paragraph" style:parent-style-name="Standard">
      <style:text-properties fo:language="uk" fo:country="UA" officeooo:rsid="0009b341" officeooo:paragraph-rsid="0009b341" style:font-size-asian="10.5pt"/>
    </style:style>
    <style:style style:name="P9" style:family="paragraph" style:parent-style-name="Standard">
      <style:text-properties fo:language="uk" fo:country="UA" officeooo:rsid="0009b341" officeooo:paragraph-rsid="0009fb6f" style:font-size-asian="10.5pt"/>
    </style:style>
    <style:style style:name="T1" style:family="text">
      <style:text-properties fo:color="#8888c6"/>
    </style:style>
    <style:style style:name="T2" style:family="text">
      <style:text-properties fo:color="#94558d"/>
    </style:style>
    <style:style style:name="T3" style:family="text">
      <style:text-properties officeooo:rsid="0009fb6f"/>
    </style:style>
    <style:style style:name="T4" style:family="text">
      <style:text-properties fo:color="#a9b7c6" style:font-name="DejaVu Sans Mono" fo:font-size="13.5pt" officeooo:rsid="0009fb6f"/>
    </style:style>
    <style:style style:name="T5" style:family="text">
      <style:text-properties fo:color="#000000" style:font-name="DejaVu Sans Mono" fo:font-size="13.5pt" officeooo:rsid="0009fb6f"/>
    </style:style>
    <style:style style:name="T6" style:family="text">
      <style:text-properties fo:color="#aa4926"/>
    </style:style>
    <style:style style:name="T7" style:family="text">
      <style:text-properties fo:color="#6a8759"/>
    </style:style>
    <style:style style:name="T8" style:family="text">
      <style:text-properties fo:color="#cc7832"/>
    </style:style>
    <style:style style:name="T9" style:family="text">
      <style:text-properties fo:color="#b200b2"/>
    </style:style>
    <style:style style:name="T10" style:family="text">
      <style:text-properties fo:color="#ffc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рограма буде авторизувати користувача за допомогою http-зпиту:</text:p>
      <text:p text:style-name="P2">http = <text:span text:style-name="T2">self</text:span>.credentials.authorize(httplib2.Http())</text:p>
      <text:p text:style-name="P8"/>
      <text:p text:style-name="P9">Дані отримуються <text:span text:style-name="T3">у вигляді </text:span><text:span text:style-name="T4">googleapiclient.discovery.Resource</text:span><text:span text:style-name="T5">:</text:span></text:p>
      <text:p text:style-name="P3">results = service.people().connections().list(</text:p>
      <text:p text:style-name="P3"><text:span text:style-name="T6"><text:tab/>resourceName</text:span>=<text:span text:style-name="T7">'people/me'</text:span><text:span text:style-name="T8">,</text:span></text:p>
      <text:p text:style-name="P3"><text:span text:style-name="T6"><text:tab/>personFields</text:span>=<text:span text:style-name="T7">','</text:span>.join(fields)</text:p>
      <text:p text:style-name="P3">).execute()</text:p>
      <text:p text:style-name="P6"/>
      <text:p text:style-name="P6">Та пофертаються у вигляді звичайного словника:</text:p>
      <text:p text:style-name="P4">results.get(<text:span text:style-name="T7">'connections'</text:span><text:span text:style-name="T8">, </text:span>[])</text:p>
      <text:p text:style-name="P1"/>
      <text:p text:style-name="P1"/>
      <text:p text:style-name="P7">Власне, в програмі, дані у мене будуть представлені в наступному вигляді:</text:p>
      <text:p text:style-name="P5"><text:span text:style-name="T8">class </text:span>Contact:</text:p>
      <text:p text:style-name="P5"><text:span text:style-name="T8"><text:tab/>def </text:span><text:span text:style-name="T9">__init__</text:span>(<text:span text:style-name="T2">self</text:span>):</text:p>
      <text:p text:style-name="P5"><text:span text:style-name="T2"><text:tab/><text:tab/>self</text:span>.name = <text:span text:style-name="T8">“”</text:span></text:p>
      <text:p text:style-name="P5"><text:span text:style-name="T2"><text:tab/><text:tab/>self</text:span>.ID = <text:span text:style-name="T8">“”</text:span></text:p>
      <text:p text:style-name="P5"><text:span text:style-name="T2"><text:tab/><text:tab/>self</text:span>.email = <text:span text:style-name="T8">“”</text:span></text:p>
      <text:p text:style-name="P5"><text:span text:style-name="T2"><text:tab/><text:tab/>self</text:span>.address = <text:span text:style-name="T1">dict</text:span>()</text:p>
      <text:p text:style-name="P5"><text:span text:style-name="T2"><text:tab/><text:tab/>self</text:span>.biography = <text:span text:style-name="T8">“”</text:span></text:p>
      <text:p text:style-name="P5"><text:span text:style-name="T2"><text:tab/><text:tab/>self</text:span>.birthday = <text:span text:style-name="T1">dict</text:span>()</text:p>
      <text:p text:style-name="P5"><text:span text:style-name="T2"><text:tab/><text:tab/>self</text:span>.gender = <text:span text:style-name="T8">“”</text:span></text:p>
      <text:p text:style-name="P5"><text:span text:style-name="T2"><text:tab/><text:tab/>self</text:span>.interests = <text:span text:style-name="T8">“”</text:span></text:p>
      <text:p text:style-name="P5"><text:span text:style-name="T2"><text:tab/><text:tab/>self</text:span>.phone_number = <text:span text:style-name="T1">dict</text:span>()</text:p>
      <text:p text:style-name="P5"><text:span text:style-name="T2"><text:tab/><text:tab/>self</text:span>.photos = <text:span text:style-name="T8">“”</text:span></text:p>
      <text:p text:style-name="P5"><text:span text:style-name="T8"/></text:p>
      <text:p text:style-name="P5"><text:span text:style-name="T8"><text:tab/>def </text:span><text:span text:style-name="T10">add_information</text:span><text:span text:style-name="T8">(</text:span><text:span text:style-name="T2">self</text:span><text:span text:style-name="T8">, info_dict):</text:span></text:p>
      <text:p text:style-name="P5"><text:span text:style-name="T8"><text:tab/><text:tab/></text:span><text:span text:style-name="T2">self</text:span><text:span text:style-name="T8">.name = info_dict.get(</text:span><text:span text:style-name="T7">'name'</text:span><text:span text:style-name="T8">, None)</text:span></text:p>
      <text:p text:style-name="P5"><text:span text:style-name="T8"><text:tab/><text:tab/></text:span><text:span text:style-name="T2">self</text:span><text:span text:style-name="T8">.ID = info_dict.get(</text:span><text:span text:style-name="T7">'ID'</text:span><text:span text:style-name="T8">, None)</text:span></text:p>
      <text:p text:style-name="P5"><text:span text:style-name="T8"><text:tab/><text:tab/></text:span><text:span text:style-name="T2">self</text:span><text:span text:style-name="T8">.email = info_dict.get(</text:span><text:span text:style-name="T7">'email'</text:span><text:span text:style-name="T8">, None)</text:span></text:p>
      <text:p text:style-name="P5"><text:span text:style-name="T8"><text:tab/><text:tab/></text:span><text:span text:style-name="T2">self</text:span><text:span text:style-name="T8">.address = info_dict.get(</text:span><text:span text:style-name="T7">'address'</text:span><text:span text:style-name="T8">, </text:span><text:span text:style-name="T1">dict</text:span><text:span text:style-name="T8">())</text:span></text:p>
      <text:p text:style-name="P5"><text:span text:style-name="T8"><text:tab/><text:tab/></text:span><text:span text:style-name="T2">self</text:span><text:span text:style-name="T8">.biography = info_dict.get(</text:span><text:span text:style-name="T7">'biography'</text:span><text:span text:style-name="T8">, None)</text:span></text:p>
      <text:p text:style-name="P5"><text:span text:style-name="T8"><text:tab/><text:tab/></text:span><text:span text:style-name="T2">self</text:span><text:span text:style-name="T8">.birthday = info_dict.get(</text:span><text:span text:style-name="T7">'birthday'</text:span><text:span text:style-name="T8">, </text:span><text:span text:style-name="T1">dict</text:span><text:span text:style-name="T8">())</text:span></text:p>
      <text:p text:style-name="P5"><text:span text:style-name="T8"><text:tab/><text:tab/></text:span><text:span text:style-name="T2">self</text:span><text:span text:style-name="T8">.gender = info_dict.get(</text:span><text:span text:style-name="T7">'gender'</text:span><text:span text:style-name="T8">, None)</text:span></text:p>
      <text:p text:style-name="P5"><text:span text:style-name="T8"><text:tab/><text:tab/>self.interests = info_dict.get(</text:span><text:span text:style-name="T7">'interests'</text:span><text:span text:style-name="T8">, None)</text:span></text:p>
      <text:p text:style-name="P5"><text:span text:style-name="T2"><text:tab/><text:tab/>self</text:span><text:span text:style-name="T8">.phone_number = info_dict.get(</text:span><text:span text:style-name="T7">'phone'</text:span><text:span text:style-name="T8">, </text:span><text:span text:style-name="T1">dict</text:span><text:span text:style-name="T8">())</text:span></text:p>
      <text:p text:style-name="P5"><text:span text:style-name="T8"><text:tab/><text:tab/></text:span><text:span text:style-name="T2">self</text:span><text:span text:style-name="T8">.photos = info_dict.get(</text:span><text:span text:style-name="T7">'photo'</text:span><text:span text:style-name="T8">, None)</text:span></text:p>
      <text:p text:style-name="P5"><text:span text:style-name="T8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00:09:59.760898233</meta:creation-date>
    <dc:date>2018-03-18T01:14:54.788345099</dc:date>
    <meta:editing-duration>PT23M1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17" meta:character-count="1173" meta:non-whitespace-character-count="1045"/>
  </office:meta>
</office:document-meta>
</file>